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Helvetica Neue" svg:font-family="Helvetica Neue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3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4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5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6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7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P8" style:parent-style-name="Standard" style:family="paragraph">
      <style:text-properties style:font-name="Helvetica Neue" style:font-name-complex="Helvetica Neue" fo:color="#000000" fo:font-size="11pt" style:font-size-asian="11pt" style:font-size-complex="11pt"/>
    </style:style>
    <style:style style:name="T9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P10" style:parent-style-name="Standard" style:family="paragraph">
      <style:text-properties style:font-name="Helvetica Neue" style:font-name-complex="Helvetica Neue" fo:color="#000000" fo:font-size="11pt" style:font-size-asian="11pt" style:font-size-complex="11pt"/>
    </style:style>
    <style:style style:name="T11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12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13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14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15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16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17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18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P19" style:parent-style-name="Standard" style:family="paragraph">
      <style:text-properties style:font-name="Helvetica Neue" style:font-name-complex="Helvetica Neue" fo:color="#000000" fo:font-size="11pt" style:font-size-asian="11pt" style:font-size-complex="11pt"/>
    </style:style>
    <style:style style:name="T20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21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22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23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24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P25" style:parent-style-name="Standard" style:family="paragraph">
      <style:text-properties style:font-name="Helvetica Neue" style:font-name-complex="Helvetica Neue" fo:color="#000000" fo:font-size="11pt" style:font-size-asian="11pt" style:font-size-complex="11pt"/>
    </style:style>
    <style:style style:name="T26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27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28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29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30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31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32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P33" style:parent-style-name="Standard" style:family="paragraph">
      <style:text-properties style:font-name="Helvetica Neue" style:font-name-complex="Helvetica Neue" fo:color="#000000" fo:font-size="11pt" style:font-size-asian="11pt" style:font-size-complex="11pt"/>
    </style:style>
    <style:style style:name="T34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35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36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37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38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39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40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41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42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43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P44" style:parent-style-name="Standard" style:family="paragraph">
      <style:text-properties style:font-name="Helvetica Neue" style:font-name-complex="Helvetica Neue" fo:color="#000000" fo:font-size="11pt" style:font-size-asian="11pt" style:font-size-complex="11pt"/>
    </style:style>
    <style:style style:name="T45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  <style:style style:name="T46" style:parent-style-name="DefaultParagraphFont" style:family="text">
      <style:text-properties style:font-name="Helvetica Neue" style:font-name-complex="Helvetica Neue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Class name: SignUpView</text:span></text:p>
      <text:p text:style-name="Standard"><text:span text:style-name="T3">Parent class: N/A</text:span></text:p>
      <text:p text:style-name="Standard"><text:span text:style-name="T4">Subclasses: <text:s/>N/A</text:span></text:p>
      <text:p text:style-name="Standard"><text:span text:style-name="T5">Responsibilities:</text:span></text:p>
      <text:p text:style-name="Standard"><text:span text:style-name="T6"><text:s text:c="4"/>- Create GUI for Signup page</text:span></text:p>
      <text:p text:style-name="Standard"><text:span text:style-name="T7"><text:s text:c="4"/>- Provide option to choose between teacher and student</text:span></text:p>
      <text:p text:style-name="P8"/>
      <text:p text:style-name="Standard"><text:span text:style-name="T9">Collaborators:</text:span></text:p>
      <text:p text:style-name="P10"/>
      <text:p text:style-name="Standard"/>
      <text:p text:style-name="Standard"><text:span text:style-name="T11">Class name: SignUpController</text:span></text:p>
      <text:p text:style-name="Standard"><text:span text:style-name="T12">Parent class: N/A</text:span></text:p>
      <text:p text:style-name="Standard"><text:span text:style-name="T13">Subclasses: <text:s/>N/A</text:span></text:p>
      <text:p text:style-name="Standard"><text:span text:style-name="T14">Responsibilities:</text:span></text:p>
      <text:p text:style-name="Standard"><text:span text:style-name="T15"><text:s text:c="4"/>- Create the user account</text:span></text:p>
      <text:p text:style-name="Standard"><text:span text:style-name="T16"><text:s text:c="4"/>- updates the SignUpView</text:span></text:p>
      <text:p text:style-name="Standard"><text:span text:style-name="T17"><text:s text:c="4"/>- Updates the database</text:span></text:p>
      <text:p text:style-name="Standard"><text:span text:style-name="T18"><text:s text:c="4"/>- Show an error message when an exception occurs</text:span></text:p>
      <text:p text:style-name="P19"/>
      <text:p text:style-name="Standard"><text:span text:style-name="T20">Collaborators:</text:span></text:p>
      <text:p text:style-name="Standard"><text:span text:style-name="T21"><text:s text:c="4"/>- SignUpVi</text:span><text:span text:style-name="T22">ew</text:span></text:p>
      <text:p text:style-name="Standard"><text:span text:style-name="T23"><text:s text:c="4"/>- Students</text:span></text:p>
      <text:p text:style-name="Standard"><text:span text:style-name="T24"><text:s text:c="4"/>- Teachers</text:span></text:p>
      <text:p text:style-name="P25"/>
      <text:p text:style-name="Standard"/>
      <text:p text:style-name="Standard"><text:span text:style-name="T26">Class name: LoginView</text:span></text:p>
      <text:p text:style-name="Standard"><text:span text:style-name="T27">Parent class: N/A</text:span></text:p>
      <text:p text:style-name="Standard"><text:span text:style-name="T28">Subclasses: <text:s/>N/A</text:span></text:p>
      <text:p text:style-name="Standard"><text:span text:style-name="T29">Responsibilities:</text:span></text:p>
      <text:p text:style-name="Standard"><text:span text:style-name="T30"><text:s text:c="4"/>- Create GUI for Login</text:span><text:span text:style-name="T31"><text:s/>page</text:span></text:p>
      <text:p text:style-name="Standard"><text:span text:style-name="T32"><text:s text:c="4"/>- Has a sign up button which goes to SignUpView</text:span></text:p>
      <text:p text:style-name="P33"/>
      <text:p text:style-name="Standard"><text:span text:style-name="T34">Collaborators:</text:span></text:p>
      <text:p text:style-name="Standard"/>
      <text:p text:style-name="Standard"><text:span text:style-name="T35">Class name: LoginController</text:span></text:p>
      <text:p text:style-name="Standard"><text:span text:style-name="T36">Parent class: N/A</text:span></text:p>
      <text:p text:style-name="Standard"><text:span text:style-name="T37">Subclasses: <text:s/>N/A</text:span></text:p>
      <text:p text:style-name="Standard"><text:span text:style-name="T38">Responsibilities:</text:span></text:p>
      <text:p text:style-name="Standard"><text:span text:style-name="T39">- Checks if user already logged in.</text:span></text:p>
      <text:p text:style-name="Standard"><text:span text:style-name="T40">- Appropriate alerts for incorrect email/password.</text:span></text:p>
      <text:p text:style-name="Standard"><text:span text:style-name="T41">- Appropriat</text:span><text:span text:style-name="T42">e alerts for missing fields (email/password).</text:span></text:p>
      <text:p text:style-name="Standard"><text:span text:style-name="T43">- Updates the attendance database.</text:span></text:p>
      <text:p text:style-name="P44"/>
      <text:p text:style-name="Standard"><text:span text:style-name="T45">Collaborators:</text:span></text:p>
      <text:p text:style-name="Standard"><text:span text:style-name="T46"><text:s text:c="4"/>- LoginView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Helvetica Neue" svg:font-family="Helvetica Neue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shant Rawal</meta:initial-creator>
    <dc:creator>Prashant Rawal</dc:creator>
    <meta:creation-date>2018-02-09T21:39:00Z</meta:creation-date>
    <dc:date>2018-02-09T22:39:00Z</dc:date>
    <meta:template xlink:href="Normal.dotm" xlink:type="simple"/>
    <meta:editing-cycles>4</meta:editing-cycles>
    <meta:editing-duration>PT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0" meta:character-count="941" meta:row-count="6" meta:non-whitespace-character-count="802"/>
  </office:meta>
</office:document-meta>
</file>